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uma wyrazów ciągu arytmetycznego</text:h>
      <text:section text:style-name="Sect1" text:name="intro">
        <text:p text:style-name="Text_20_body">Napisz program liczący sumę wyrazów ciągu arytmetycznego.</text:p>
        <text:p text:style-name="Text_20_body">Dane programu to dwie liczby rzeczywiste <text:span text:style-name="Source_20_Text">s</text:span> i <text:span text:style-name="Source_20_Text">k</text:span> oraz liczba całkowita <text:span text:style-name="Source_20_Text">n</text:span>.</text:p>
        <text:p text:style-name="Text_20_body">Wynikiem programu jest suma <text:span text:style-name="Source_20_Text">n</text:span> początkowych wyrazów ciągu arytmetycznego, którego pierwszym wyrazem jest <text:span text:style-name="Source_20_Text">s</text:span> a krok wynosi <text:span text:style-name="Source_20_Text">k</text:span>.</text:p>
        <text:p text:style-name="Text_20_body">Dla danych</text:p>
        <text:p text:style-name="Preformatted_20_Text"><text:span text:style-name="Source_20_Text">1.0</text:span></text:p>
        <text:p text:style-name="Preformatted_20_Text"><text:span text:style-name="Source_20_Text">0.1</text:span></text:p>
        <text:p text:style-name="P1"><text:span text:style-name="Source_20_Text">10</text:span></text:p>
        <text:p text:style-name="Text_20_body">poprawny wynik to</text:p>
        <text:p text:style-name="P1"><text:span text:style-name="Source_20_Text">14.500000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06:28.608102701</meta:creation-date>
    <dc:date>2020-10-31T18:07:32.745431989</dc:date>
    <meta:editing-duration>PT1M5S</meta:editing-duration>
    <meta:editing-cycles>1</meta:editing-cycles>
    <meta:document-statistic meta:table-count="0" meta:image-count="0" meta:object-count="0" meta:page-count="1" meta:paragraph-count="10" meta:word-count="51" meta:character-count="327" meta:non-whitespace-character-count="286"/>
    <meta:generator>LibreOffice/6.0.7.3$Linux_X86_64 LibreOffice_project/00m0$Build-3</meta:generator>
  </office:meta>
</office:document-meta>
</file>